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1" style:family="text">
      <style:text-properties style:font-name="Courier"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######################################################################<text:line-break/># <text:s text:c="67"/>#<text:line-break/># <text:s text:c="18"/>Journées annuelles du GT Bioss <text:s text:c="18"/>#<text:line-break/># <text:s text:c="22"/>1er et 2 juillet 2016 <text:s text:c="23"/>#<text:line-break/># <text:s text:c="29"/>ÉNS-Lyon <text:s text:c="29"/>#<text:line-break/># <text:s text:c="18"/>1 place de l'École, 69007 Lyon <text:s text:c="18"/>#<text:line-break/># <text:s text:c="67"/>#<text:line-break/>######################################################################<text:line-break/><text:line-break/>Bonjour à toutes et tous,<text:line-break/>(et désolé pour les réceptions multiples)<text:line-break/><text:line-break/>L'édition 2016 des journées annuelles du GT Bioss (Biologie systémique symbolique) se déroulera les 1er et 2 juillet prochains à Lyon, à la </text:span></text:p>
      <text:p text:style-name="Standard"><text:span text:style-name="T1">suite de JOBIM 2016.<text:line-break/><text:line-break/>Vous pouvez d'ores et déjà consulter le programme de ces journées sur </text:span></text:p>
      <text:p text:style-name="Standard"><text:span text:style-name="T1">la page consacrée :<text:line-break/><text:tab/>http://bioss-cnrs.fr/manif/jnbioss_201607/jnbioss201607.html<text:line-break/><text:line-break/>Les orateurs invités sont :<text:line-break/>- Grégory Batt (INRIA Saclay)<text:line-break/>- Marcelline Kauffman (Université libre de Bruxelles)<text:line-break/>- Marie-France Sagot (INRIA Grenoble )<text:line-break/><text:line-break/>Ces journées sont l'occasion de rassembler la communauté travaillant </text:span></text:p>
      <text:p text:style-name="Standard"><text:span text:style-name="T1">sur la modélisation symbolique et l'analyse des systèmes biologiques, </text:span></text:p>
      <text:p text:style-name="Standard"><text:span text:style-name="T1">thématique mêlant l'informatique fondamentale et les mathématiques </text:span></text:p>
      <text:p text:style-name="Standard"><text:span text:style-name="T1">(discrètes) à la biologie moléculaire et la médecine.<text:line-break/><text:line-break/>Afin de faciliter l'organisation des journées, l'inscription à ces </text:span></text:p>
      <text:p text:style-name="Standard"><text:span text:style-name="T1">journées est *gratuite* mais *obligatoire*, d'ici *le 30 mai </text:span></text:p>
      <text:p text:style-name="Standard"><text:span text:style-name="T1">prochain* et comprend le repas de midi du 1er juillet. Vous pouvez </text:span></text:p>
      <text:p text:style-name="Standard"><text:span text:style-name="T1">accéder au formulaire d'inscription à cette adresse : </text:span></text:p>
      <text:p text:style-name="Standard"><text:span text:style-name="T1"><text:tab/>https://docs.google.com/forms/d/1cs20k_5aeBQK8gFkhNmgh9uSIjmDuRkKZqnWMcrYCwk/viewform?c=0&amp;w=1&amp;usp=mail_form_link<text:line-break/><text:line-break/>En espérant vous voir nombreux à Lyon.<text:line-break/>Pour les organisateurs,<text:line-break/>S. 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" svg:font-family="Courier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ylvain Sené</meta:initial-creator>
    <meta:creation-date>2016-04-22T11:39:19</meta:creation-date>
    <dc:date>2016-04-22T11:44:10</dc:date>
    <dc:creator>Sylvain Sené</dc:creator>
    <meta:editing-duration>PT4M51S</meta:editing-duration>
    <meta:editing-cycles>2</meta:editing-cycles>
    <meta:generator>OpenOffice/4.1.1$Unix OpenOffice.org_project/411m6$Build-9775</meta:generator>
    <meta:document-statistic meta:table-count="0" meta:image-count="0" meta:object-count="0" meta:page-count="1" meta:paragraph-count="10" meta:word-count="192" meta:character-count="1797"/>
  </office:meta>
</office:document-meta>
</file>